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ObjectReplacements/Object 1"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Grande" svg:font-family="'Lucida Grande', Verdana, Arial, Helvetica, sans-serif"/>
    <style:font-face style:name="OpenSymbol" svg:font-family="OpenSymbol"/>
    <style:font-face style:name="Verdana" svg:font-family="Verdana, Geneva, sans-serif"/>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00%"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line-height="100%"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line-height="100%" fo:text-align="justify" style:justify-single-word="false"/>
      <style:text-properties fo:font-size="12pt" style:font-size-asian="12pt" style:font-size-complex="12pt"/>
    </style:style>
    <style:style style:name="P7" style:family="paragraph" style:parent-style-name="Standard">
      <style:paragraph-properties fo:line-height="100%"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paragraph-properties fo:line-height="100%" fo:text-align="justify" style:justify-single-word="false"/>
      <style:text-properties fo:font-size="12pt" style:text-underline-style="solid" style:text-underline-width="auto" style:text-underline-color="font-color" fo:font-weight="normal" officeooo:paragraph-rsid="0021e4c9" style:font-size-asian="12pt" style:font-weight-asian="normal" style:font-size-complex="12pt" style:font-weight-complex="normal"/>
    </style:style>
    <style:style style:name="P10" style:family="paragraph" style:parent-style-name="Standard">
      <style:paragraph-properties fo:line-height="100%" fo:text-align="justify"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line-height="100%" fo:text-align="justify" style:justify-single-word="false"/>
      <style:text-properties fo:font-size="12pt" style:text-underline-style="none" fo:font-weight="normal" officeooo:paragraph-rsid="0021e4c9" style:font-size-asian="12pt" style:font-weight-asian="normal" style:font-size-complex="12pt" style:font-weight-complex="normal"/>
    </style:style>
    <style:style style:name="P12" style:family="paragraph" style:parent-style-name="Standard">
      <style:paragraph-properties fo:line-height="100%" fo:text-align="justify" style:justify-single-word="false"/>
      <style:text-properties fo:font-size="12pt" style:text-underline-style="none" fo:font-weight="normal" officeooo:paragraph-rsid="00242eaf" style:font-size-asian="12pt" style:font-weight-asian="normal" style:font-size-complex="12pt" style:font-weight-complex="normal"/>
    </style:style>
    <style:style style:name="P13" style:family="paragraph" style:parent-style-name="Standard">
      <style:paragraph-properties fo:line-height="100%" fo:text-align="justify" style:justify-single-word="false"/>
      <style:text-properties fo:font-size="11pt" fo:font-weight="normal" style:font-size-asian="11pt" style:font-weight-asian="normal" style:font-size-complex="11pt" style:font-weight-complex="normal"/>
    </style:style>
    <style:style style:name="P14" style:family="paragraph" style:parent-style-name="Standard">
      <style:paragraph-properties fo:line-height="100%" fo:text-align="justify" style:justify-single-word="false"/>
      <style:text-properties style:text-position="0% 100%" fo:font-size="12pt" fo:font-weight="normal" style:font-size-asian="12pt" style:font-weight-asian="normal" style:font-size-complex="12pt" style:font-weight-complex="normal"/>
    </style:style>
    <style:style style:name="P15" style:family="paragraph" style:parent-style-name="Standard">
      <style:paragraph-properties fo:line-height="100%" fo:text-align="justify" style:justify-single-word="false"/>
      <style:text-properties style:text-position="super 58%" fo:font-size="12pt" fo:font-weight="normal" style:font-size-asian="12pt" style:font-weight-asian="normal" style:font-size-complex="12pt" style:font-weight-complex="normal"/>
    </style:style>
    <style:style style:name="P16" style:family="paragraph" style:parent-style-name="Standard" style:list-style-name="L9">
      <style:paragraph-properties fo:text-align="start" style:justify-single-word="false" fo:orphans="2" fo:widows="2"/>
      <style:text-properties fo:font-size="12pt" fo:font-weight="normal" style:font-size-asian="12pt" style:font-weight-asian="normal" style:font-size-complex="12pt" style:font-weight-complex="normal"/>
    </style:style>
    <style:style style:name="P17" style:family="paragraph" style:parent-style-name="Standard" style:list-style-name="L7">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list-style-name="L8">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paragraph-rsid="0027d076" style:font-size-asian="12pt" style:font-weight-asian="normal" style:font-size-complex="12pt" style:font-weight-complex="normal"/>
    </style:style>
    <style:style style:name="P20" style:family="paragraph" style:parent-style-name="Standard" style:list-style-name="L9">
      <style:paragraph-properties fo:text-align="start" style:justify-single-word="false"/>
      <style:text-properties fo:font-size="12pt" fo:font-weight="normal" style:font-size-asian="12pt" style:font-weight-asian="normal" style:font-size-complex="12pt" style:font-weight-complex="normal"/>
    </style:style>
    <style:style style:name="P21" style:family="paragraph" style:parent-style-name="Standard" style:list-style-name="L9">
      <style:paragraph-properties fo:text-align="start" style:justify-single-word="false"/>
      <style:text-properties fo:font-size="12pt" fo:font-weight="normal" officeooo:paragraph-rsid="0027d076"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paragraph-rsid="0029945d" style:font-size-asian="12pt" style:font-weight-asian="normal" style:font-size-complex="12pt" style:font-weight-complex="normal"/>
    </style:style>
    <style:style style:name="P23" style:family="paragraph" style:parent-style-name="Standard" style:list-style-name="L12">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9">
      <style:paragraph-properties fo:text-align="start" style:justify-single-word="false"/>
      <style:text-properties fo:font-size="12pt" fo:font-weight="normal" officeooo:rsid="002aa6d0" officeooo:paragraph-rsid="002aa6d0" style:font-size-asian="12pt" style:font-weight-asian="normal" style:font-size-complex="12pt" style:font-weight-complex="normal"/>
    </style:style>
    <style:style style:name="P25" style:family="paragraph" style:parent-style-name="Standard" style:list-style-name="L9">
      <style:paragraph-properties fo:text-align="start" style:justify-single-word="false"/>
      <style:text-properties fo:font-size="12pt" fo:font-weight="normal" officeooo:rsid="002aeef6" officeooo:paragraph-rsid="002aeef6" style:font-size-asian="12pt" style:font-weight-asian="normal" style:font-size-complex="12pt" style:font-weight-complex="normal"/>
    </style:style>
    <style:style style:name="P26" style:family="paragraph" style:parent-style-name="Standard" style:list-style-name="L4">
      <style:paragraph-properties fo:line-height="100%" fo:text-align="justify" style:justify-single-word="false"/>
      <style:text-properties fo:font-size="12pt" style:font-size-asian="12pt" style:font-size-complex="12pt"/>
    </style:style>
    <style:style style:name="P27" style:family="paragraph" style:parent-style-name="Standard" style:list-style-name="L6">
      <style:paragraph-properties fo:line-height="100%" fo:text-align="justify" style:justify-single-word="false"/>
      <style:text-properties fo:font-size="12pt" style:font-size-asian="12pt" style:font-size-complex="12pt"/>
    </style:style>
    <style:style style:name="P28"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Standard" style:list-style-name="L9">
      <style:paragraph-properties fo:text-align="start" style:justify-single-word="false" fo:orphans="2" fo:widows="2"/>
    </style:style>
    <style:style style:name="P30" style:family="paragraph" style:parent-style-name="Standard" style:list-style-name="L12">
      <style:paragraph-properties fo:text-align="start" style:justify-single-word="false"/>
      <style:text-properties officeooo:paragraph-rsid="0029945d"/>
    </style:style>
    <style:style style:name="P31" style:family="paragraph" style:parent-style-name="Standard" style:list-style-name="L12"/>
    <style:style style:name="P32" style:family="paragraph" style:parent-style-name="Standard" style:list-style-name="L12">
      <style:text-properties officeooo:paragraph-rsid="0029945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fo:background-color="transparent" loext:char-shading-value="0" style:font-weight-asian="normal" style:font-weight-complex="normal"/>
    </style:style>
    <style:style style:name="T6" style:family="text">
      <style:text-properties style:font-name="Times New Roman1"/>
    </style:style>
    <style:style style:name="T7" style:family="text">
      <style:text-properties style:font-name="Times New Roman1" fo:font-weight="normal" style:font-weight-asian="normal" style:font-weight-complex="normal"/>
    </style:style>
    <style:style style:name="T8" style:family="text">
      <style:text-properties style:font-name="Times New Roman"/>
    </style:style>
    <style:style style:name="T9" style:family="text">
      <style:text-properties style:text-position="sub 58%"/>
    </style:style>
    <style:style style:name="T10" style:family="text">
      <style:text-properties style:text-position="sub 58%" style:font-name="Times New Roman"/>
    </style:style>
    <style:style style:name="T11" style:family="text">
      <style:text-properties style:text-position="sub 58%" fo:font-weight="normal" style:font-weight-asian="normal" style:font-weight-complex="normal"/>
    </style:style>
    <style:style style:name="T12" style:family="text">
      <style:text-properties style:text-position="sub 58%" style:font-name="Times New Roman1"/>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color="#579d1c"/>
    </style:style>
    <style:style style:name="T16" style:family="text">
      <style:text-properties style:text-position="super 58%"/>
    </style:style>
    <style:style style:name="T17" style:family="text">
      <style:text-properties style:text-position="0% 100%"/>
    </style:style>
    <style:style style:name="T18" style:family="text">
      <style:text-properties style:text-position="0% 100%" style:font-name="Times New Roman1"/>
    </style:style>
    <style:style style:name="T19" style:family="text">
      <style:text-properties fo:background-color="transparent" loext:char-shading-value="0"/>
    </style:style>
    <style:style style:name="T20" style:family="text">
      <style:text-properties style:text-underline-style="none"/>
    </style:style>
    <style:style style:name="T21" style:family="text">
      <style:text-properties style:text-underline-style="none" fo:font-weight="bold" officeooo:rsid="0021e4c9" style:font-weight-asian="bold" style:font-weight-complex="bold"/>
    </style:style>
    <style:style style:name="T22" style:family="text">
      <style:text-properties fo:color="#800000"/>
    </style:style>
    <style:style style:name="T23" style:family="text">
      <style:text-properties fo:font-variant="normal" fo:text-transform="none" fo:color="#d45129" style:font-name="Verdana" fo:font-size="9.75pt" fo:letter-spacing="normal" fo:font-style="normal"/>
    </style:style>
    <style:style style:name="T24" style:family="text">
      <style:text-properties fo:font-variant="normal" fo:text-transform="none" fo:color="#d45129" style:font-name="Lucida Grande" fo:font-size="12pt" fo:letter-spacing="normal" fo:font-style="normal" fo:font-weight="normal"/>
    </style:style>
    <style:style style:name="T25" style:family="text">
      <style:text-properties officeooo:rsid="001fe827"/>
    </style:style>
    <style:style style:name="T26" style:family="text">
      <style:text-properties officeooo:rsid="0023127c"/>
    </style:style>
    <style:style style:name="T27" style:family="text">
      <style:text-properties officeooo:rsid="00242eaf"/>
    </style:style>
    <style:style style:name="T28" style:family="text">
      <style:text-properties officeooo:rsid="002972a9"/>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weight="normal" officeooo:rsid="002aeef6" style:font-size-asian="12pt" style:font-weight-asian="normal" style:font-size-complex="12pt" style:font-weight-complex="normal"/>
    </style:style>
    <style:style style:name="T31" style:family="text">
      <style:text-properties officeooo:rsid="002a3af5"/>
    </style:style>
    <style:style style:name="T32" style:family="text">
      <style:text-properties officeooo:rsid="002aeef6"/>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65cm" fo:text-indent="-0.635cm" fo:margin-left="8.86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P <text:span text:style-name="T25">4</text:span> : Effet Doppler</text:p>
      <text:p text:style-name="P1"/>
      <text:p text:style-name="P2"><text:span text:style-name="T1">Élément imposé</text:span> : échographie Doppler</text:p>
      <text:p text:style-name="P2"/>
      <text:p text:style-name="P19"><text:span text:style-name="T1">Biblio</text:span> : </text:p>
      <text:list xml:id="list2679383951" text:style-name="L9">
        <text:list-item>
          <text:p text:style-name="P21">Fruchart (effet doppler par détection synchrone)</text:p>
        </text:list-item>
        <text:list-item>
          <text:p text:style-name="P25">Belin 1ere spécialité</text:p>
        </text:list-item>
        <text:list-item>
          <text:p text:style-name="P24">Belin Terminale spécialité</text:p>
        </text:list-item>
        <text:list-item>
          <text:p text:style-name="P20"><text:a xlink:type="simple" xlink:href="http://maths-sciences-lp.ac-amiens.fr/IMG/dossier_radar/doppler_dossier.pdf" text:style-name="Internet_20_link" text:visited-style-name="Visited_20_Internet_20_Link">http://maths-sciences-lp.ac-amiens.fr/IMG/dossier_radar/doppler_dossier.pdf</text:a> </text:p>
        </text:list-item>
        <text:list-item>
          <text:p text:style-name="P20"><text:a xlink:type="simple" xlink:href="http://naxos.biomedicale.univ-paris5.fr/diue/wp-content/uploads/2013/05/35-26232.pdf" text:style-name="Internet_20_link" text:visited-style-name="Visited_20_Internet_20_Link">http://naxos.biomedicale.univ-paris5.fr/diue/wp-content/uploads/2013/05/35-26232.pdf</text:a> </text:p>
        </text:list-item>
        <text:list-item>
          <text:p text:style-name="P29"><text:a xlink:type="simple" xlink:href="http://www.cochlea.org/entendre/la-sirene-d-ambulance-effet-doppler" office:target-frame-name="_blank" xlink:show="new" text:style-name="Internet_20_link" text:visited-style-name="Visited_20_Internet_20_Link"><text:span text:style-name="T24">http://www.cochlea.org/entendre/la-sirene-d-ambulance-effet-doppler</text:span></text:a> </text:p>
        </text:list-item>
        <text:list-item>
          <text:p text:style-name="P29"><text:a xlink:type="simple" xlink:href="http://scphysiques.free.fr/animations/anims/ondes/Doppler.swf" office:target-frame-name="_blank" xlink:show="new" text:style-name="Internet_20_link" text:visited-style-name="Visited_20_Internet_20_Link"><text:span text:style-name="T24">http://scphysiques.free.fr/animations/anims/ondes/Doppler.swf</text:span></text:a> </text:p>
        </text:list-item>
        <text:list-item>
          <text:p text:style-name="P16"><text:a xlink:type="simple" xlink:href="https://www.geogebra.org/m/MhXH3vcu" office:target-frame-name="_blank" xlink:show="new" text:style-name="Internet_20_link" text:visited-style-name="Visited_20_Internet_20_Link"><text:span text:style-name="T23">https://www.geogebra.org/m/MhXH3vcu</text:span></text:a> </text:p>
        </text:list-item>
      </text:list>
      <text:p text:style-name="P2"/>
      <text:p text:style-name="P2"><text:span text:style-name="T1">Niveau</text:span> : <text:span text:style-name="T28">Terminale Spécialité</text:span> </text:p>
      <text:p text:style-name="P2"/>
      <text:p text:style-name="P22"><text:span text:style-name="T1">Pré-requis</text:span> :</text:p>
      <text:list xml:id="list4239687142" text:style-name="L12">
        <text:list-item>
          <text:p text:style-name="P30"><text:span text:style-name="T29">Ondes mécaniques, <text:s/>lien entre vitesse, fréquence et longueurs d'onde (</text:span><text:span text:style-name="T30">1ere</text:span><text:span text:style-name="T29">)</text:span></text:p>
        </text:list-item>
        <text:list-item>
          <text:p text:style-name="P30">Ondes sonores (hauteur, vitesse, fréquence...) (<text:span text:style-name="T32">seconde et 1ere)</text:span></text:p>
        </text:list-item>
        <text:list-item>
          <text:p text:style-name="P32">Propriétés des ondes ( caractère progressif, sinusoïdal d'une onde) (<text:span text:style-name="T32">1ere</text:span>)</text:p>
        </text:list-item>
        <text:list-item>
          <text:p text:style-name="P32"><text:span text:style-name="T32">S</text:span>pectre de la lumière (<text:span text:style-name="T32">seconde</text:span>)</text:p>
        </text:list-item>
        <text:list-item>
          <text:p text:style-name="P32">Spectre d'émission et d'absorption (1e<text:span text:style-name="T32">re</text:span>)</text:p>
        </text:list-item>
        <text:list-item>
          <text:p text:style-name="P31">Analyse dimensionnelle (TS)</text:p>
        </text:list-item>
        <text:list-item>
          <text:p text:style-name="P23">Incertitudes <text:span text:style-name="T31">(seconde, 1ere spécialité, terminale)</text:span></text:p>
        </text:list-item>
      </text:list>
      <text:p text:style-name="P2"/>
      <text:p text:style-name="P2"><text:span text:style-name="T1">Intro péda</text:span> :</text:p>
      <text:p text:style-name="Standard">On se place pour cette leçon en TS dans le thème observer : ondes et matière. </text:p>
      <text:p text:style-name="Standard"/>
      <text:p text:style-name="Standard">Notion d'onde abordée depuis la seconde. Les élèves ont déjà abordé la notion de signal périodique, de fréquence et d'onde électromagnétique en seconde. En 1ere S, revu la notion et ont vu la notion de spectre d'émission et d'absorption des étoiles.</text:p>
      <text:p text:style-name="Standard">En TS, les élèves ont vu avant cette leçon des outils pour une description plus fine des ondes, comme la notion d'onde progressive, d'onde sinusoidale et la relation fréquence, longueur d'onde et célérité. <text:s/>Ce cours suit un cours sur les ondes sonores (où les caractéristiques des ondes sonores ont été présentées : hauteur, vitesse, fréquence...) . Il va réinvestir toutes ces connaissances pour décrire l'effet Doppler.</text:p>
      <text:p text:style-name="Standard">Dans ce cours on va insister aussi sur les nombreuses applications de l'effet Doppler, dans la vie de tous les jours (radar) ou moins fréquemment mais tout aussi importante (ex échographie Doppler)</text:p>
      <text:p text:style-name="Standard"/>
      <text:p text:style-name="P2"><text:span text:style-name="T2">Objectifs</text:span> : - <text:s/>Mettre en œuvre une démarche scientifique expérimentale</text:p>
      <text:p text:style-name="P2"><text:tab/> <text:s text:c="4"/>- Connaître la formule du décalage Doppler, son domaine d'application et savoir l'utiliser <text:tab/>pour remonter à une vitesse</text:p>
      <text:p text:style-name="Standard"/>
      <text:p text:style-name="Standard"><text:span text:style-name="T13">Choix pédagogique</text:span> : Trouver la formule de l'effet Doppler par l'expérience → nécessite analyse dimensionnelle et incertitudes</text:p>
      <text:p text:style-name="Standard"/>
      <text:p text:style-name="Standard"><text:span text:style-name="T13">Difficultés</text:span> : Utilisation mathématiques du décalage en fréquence dans une situation donnée : identification de l'émetteur, du récepteur et du mouvement relatif + angle quand il y en a un → exemples pour illustrer la démarche avec images et schémas</text:p>
      <text:p text:style-name="Standard"/>
      <text:p text:style-name="Standard"><text:span text:style-name="T13">TD</text:span>:Activité documentaire sur une application ex : calcul vitesse d'une étoile par effet Doppler Fizeau.</text:p>
      <text:p text:style-name="P2"><text:soft-page-break/><text:span text:style-name="T13">TP</text:span> : Réaliser une mesure de vitesse avec un banc Doppler </text:p>
      <text:p text:style-name="P2"/>
      <text:p text:style-name="P2"><text:span text:style-name="T1">Intro</text:span> :</text:p>
      <text:p text:style-name="P6">Vous avez déjà tous entendu la sirène d'une ambulance qui passe devant vous et vous avez certainement déjà remarqué que quand l’ambulance se rapproche alors que nous sommes immobiles on perçoit un son plus aigu (donc une fréquence plus élevée) et quand elle s'éloigne, le son est plus grave (donc fréquence plus basse). Phénomène étudié dès 1842 par Christian Doppler et on l'appelle donc l'effet Doppler. </text:p>
      <text:p text:style-name="P6"/>
      <text:p text:style-name="P6"><text:span text:style-name="T13">Effet Doppler</text:span> : phénomène selon lequel une onde émise avec une fréquence fe est perçue avec une fréquence différente fr si l'émetteur et le récepteur sont en déplacement relatif.</text:p>
      <text:p text:style-name="P6"/>
      <text:p text:style-name="P6">Historique (<text:span text:style-name="T19">cf diapo) </text:span>:</text:p>
      <text:list xml:id="list411712611" text:style-name="L4">
        <text:list-item>
          <text:p text:style-name="P26">en 1842 : Christian Doppler découvre l’effet Doppler</text:p>
        </text:list-item>
        <text:list-item>
          <text:p text:style-name="P26">1845 Buys Ballot (expérience avec les ondes sonores, train-musiciens). </text:p>
        </text:list-item>
        <text:list-item>
          <text:p text:style-name="P26">1848 : Hippolyte Fizeau met en évidence ce phénomène dans le cadre des ondes lumineuses ce qui a permis (et permet toujours) de l'utiliser en astrophysique, cet effet est appelé souvent l’effet Doppler Fizeau en son honneur. </text:p>
        </text:list-item>
      </text:list>
      <text:p text:style-name="P6"/>
      <text:p text:style-name="P3">Pourquoi le son est-il plus aigu quand l'ambulance s’approche de nous ? Pourquoi on étudie autant cet effet, qu'est ce qu'il peut nous apporter ?</text:p>
      <text:p text:style-name="P2"/>
      <text:p text:style-name="P4"/>
      <text:list xml:id="list204555712" text:style-name="L5">
        <text:list-item>
          <text:p text:style-name="P28">Présentation de l'effet Doppler</text:p>
        </text:list-item>
      </text:list>
      <text:p text:style-name="P4"/>
      <text:p text:style-name="P3">Dans le cas de l'ambulance: Slide, on voit que la période spatiale (longueur d'onde) perçue par A est plus faible que la période émise, or on sait que <text:span text:style-name="T6">λ</text:span><text:span text:style-name="T10">A</text:span>=v(son)/f<text:span text:style-name="T9">A</text:span> &lt; <text:span text:style-name="T6">λ</text:span>=v(son)/fe ➔f <text:span text:style-name="T9">A</text:span> &gt; fe</text:p>
      <text:p text:style-name="P3">Quand ambulance ne bouge pas → on recoit bien fréquence émise</text:p>
      <text:p text:style-name="P13"/>
      <text:p text:style-name="P4"><text:tab/><text:span text:style-name="T4">A) </text:span><text:span text:style-name="T3">Influence de la vitesse</text:span></text:p>
      <text:p text:style-name="P2"/>
      <text:p text:style-name="P6"><text:span text:style-name="T15">exp</text:span> : Présenta<text:span text:style-name="T26">t</text:span>ion du banc à effet Doppler :</text:p>
      <text:p text:style-name="P6">Banc à effet Doppler, utilisation d'émetteur et récepteur à ultrason, émetteur en mouvement avec table traçante.</text:p>
      <text:p text:style-name="P6">-&gt; Traitement du signal (multiplieur + filtre passe bas) → <text:s/><text:span text:style-name="T6">Δ</text:span>f (traitement nécessaire car <text:s/><text:span text:style-name="T6">Δ</text:span>f&lt;&lt;&lt;fe et fr)</text:p>
      <text:p text:style-name="P6">Mesure de <text:span text:style-name="T6">Δ</text:span>f à différentes vitesses, on trace <text:span text:style-name="T6">Δ</text:span>f=f(v) = fe - fr</text:p>
      <text:list xml:id="list2338023346" text:style-name="L6">
        <text:list-item>
          <text:p text:style-name="P27">Résultat :</text:p>
        </text:list-item>
      </text:list>
      <text:p text:style-name="P6">On a bien <text:span text:style-name="T6">Δ</text:span>f proportionnelle à <text:span text:style-name="T6">Δ</text:span>v</text:p>
      <text:p text:style-name="P6"/>
      <text:p text:style-name="P5"><text:span text:style-name="T14">Transition</text:span><text:span text:style-name="T4"> : Pour cette étude la fréquence de l’émetteur n'a pas changé. Mais a-t-elle une influence ?</text:span></text:p>
      <text:p text:style-name="P2"/>
      <text:p text:style-name="P4"><text:span text:style-name="T4"><text:tab/>B) </text:span><text:span text:style-name="T3">Influence de la fréquence d'émission</text:span></text:p>
      <text:p text:style-name="P2"/>
      <text:p text:style-name="P3"><text:span text:style-name="T15">exp</text:span> :on fait varier fe <text:span text:style-name="T22">(voir si possible car fréquence dépend du piezoélectrique et de sa freq de résonnance soit rester autour soit changer de piezo)</text:span> et on mesure <text:span text:style-name="T6">Δ</text:span>f. On trace f=f(fe)</text:p>
      <text:p text:style-name="P3">On obtient aussi une droite</text:p>
      <text:p text:style-name="P3">Donc <text:s/><text:span text:style-name="T6">Δ</text:span>f est aussi proportionnelle à fe</text:p>
      <text:p text:style-name="P7"/>
      <text:p text:style-name="P5"><text:span text:style-name="T14">Transition</text:span><text:span text:style-name="T4"> : L'expérience permet de mettre en avant des dépendances entre les paramètres d'étude. On va maintenant chercher à mettre en équation ce phénomène et trouver la constante.</text:span></text:p>
      <text:p text:style-name="P2"/>
      <text:p text:style-name="P2"><text:soft-page-break/></text:p>
      <text:p text:style-name="P2"/>
      <text:p text:style-name="P4"><text:span text:style-name="T4"><text:tab/>C) </text:span><text:span text:style-name="T3">Formule du décalage Doppler</text:span></text:p>
      <text:p text:style-name="P4"/>
      <text:p text:style-name="P3">On a montré que <text:span text:style-name="T6">Δ</text:span>f est proportionnelle à fémis*v par analyse dimensionnel, il faut ajouter une vitesse b au dénominateur.</text:p>
      <text:p text:style-name="P3">Paramètres du système : fe et v seulement</text:p>
      <text:p text:style-name="P3">Si on reprend les mesures de <text:s/><text:span text:style-name="T6">Δ</text:span>f = f(v) à 41 +/- 0,1 kHz et on prend la pente de la droite a</text:p>
      <text:p text:style-name="P3">On a a = fe/b et d'après les mesures, a = 116 +/- 3 m<text:span text:style-name="T16">-1 </text:span><text:span text:style-name="T17">donc b = fe/a = 353,4 m/s (à 20 °C)</text:span></text:p>
      <text:p text:style-name="P14"/>
      <text:p text:style-name="P14">En fait cela correspond à un dernier paramètres que l'on n'a pas changé = célérité de l'onde (ici célérité du son dans l'air, valeur tabulée à 20°C = 347,5 m/s donc pas exactement même valeur, et si on prenait les incertitudes en compte !)</text:p>
      <text:p text:style-name="P14"/>
      <text:p text:style-name="P3"><text:span text:style-name="T17">On a <text:s/></text:span><text:span text:style-name="T18">Δa = 3 m-1 et <text:s/>Δf = 0,1 kHz</text:span></text:p>
      <text:p text:style-name="P3"><text:span text:style-name="T18">Donc on a <text:s/>Δc</text:span><text:span text:style-name="T12">son</text:span><text:span text:style-name="T18"> = c</text:span><text:span text:style-name="T12">son</text:span><text:span text:style-name="T18">*</text:span><text:span text:style-name="T18"><draw:frame draw:style-name="fr1" draw:name="Objet2" text:anchor-type="as-char" svg:y="-0.773cm" svg:width="3.108cm" svg:height="1.15cm" draw:z-index="0"><draw:object xlink:href="./Object 2" xlink:type="simple" xlink:show="embed" xlink:actuate="onLoad"/><draw:image xlink:href="./ObjectReplacements/Object 2" xlink:type="simple" xlink:show="embed" xlink:actuate="onLoad"/></draw:frame></text:span><text:span text:style-name="T18">= 9 m/s</text:span></text:p>
      <text:p text:style-name="P3"><text:span text:style-name="T18">Donc c</text:span><text:span text:style-name="T12">son</text:span><text:span text:style-name="T18"> = 353 +/- 9 m/s → cohérent (intervalle de cohérence)</text:span></text:p>
      <text:p text:style-name="P15"/>
      <text:p text:style-name="P3">Ainsi, la vrai formule est <text:s/><text:span text:style-name="T6">Δ</text:span>f=fe*v/c <text:tab/><text:tab/></text:p>
      <text:p text:style-name="P3">avec <text:s/><text:span text:style-name="T6">Δ</text:span>f = fe – fr ; c = célérité de l'onde et v = vitesse de l'émetteur</text:p>
      <text:p text:style-name="P3"/>
      <text:p text:style-name="P3">Limitation :</text:p>
      <text:p text:style-name="P3">Cette formule n'est valable qu'à v&lt;&lt;c</text:p>
      <text:p text:style-name="P3"/>
      <text:p text:style-name="P3">Slide : Schéma front d'onde Hachette TS p70</text:p>
      <text:p text:style-name="P3">Rq : v&lt;0 si l'élément mobile se rapproche du récepteur</text:p>
      <text:p text:style-name="P3"><text:s text:c="8"/>v&gt;0 si s'éloigne</text:p>
      <text:p text:style-name="P3"/>
      <text:p text:style-name="P3">Qd source se rapproche on a bien fe + <text:s/><text:span text:style-name="T6">Δ</text:span>f et quand elle s'éloigne fe - <text:span text:style-name="T6">Δ</text:span>f</text:p>
      <text:p text:style-name="P3"/>
      <text:p text:style-name="P3"><text:span text:style-name="T13">Transition</text:span> : On a donc un lien entre écart de fréquence et vitesse, on peut appliquer cet effet pour la mesure de vitesse. Effet Doppler est caractéristique à toutes les ondes, donc pas que aux ondes mécaniques</text:p>
      <text:p text:style-name="P4"/>
      <text:list xml:id="list131833932131282" text:continue-list="list204555712" text:style-name="L5">
        <text:list-item>
          <text:p text:style-name="P28">Application : mesure de vitesses</text:p>
        </text:list-item>
      </text:list>
      <text:p text:style-name="P4"><text:tab/><text:span text:style-name="T4">A) </text:span><text:span text:style-name="T3">Les radars</text:span></text:p>
      <text:p text:style-name="P2"/>
      <text:p text:style-name="P3">Utilisation de microondes (onde centimétrique).</text:p>
      <text:p text:style-name="P6">→ Radar = émetteur + récepteur et voiture = réflecteur</text:p>
      <text:p text:style-name="P6"/>
      <text:p text:style-name="P6">2 particularités :</text:p>
      <text:p text:style-name="P6">- Le signal émis par le radar est réfléchi par la voiture, et le signal est reçu par le radar après avoir fait un aller-retour ➔ pour prendre ça en compte en multiplie par un facteur 2 </text:p>
      <text:p text:style-name="P6">- Le radar et la voiture ne sont pas alignés, mais forme un angle <text:span text:style-name="T6">α slide Nathan TS </text:span></text:p>
      <text:p text:style-name="P6"/>
      <text:p text:style-name="P6">Ainsi la formule se réécrit :</text:p>
      <text:p text:style-name="P6">2 v<text:span text:style-name="T9">v</text:span> cos (<text:span text:style-name="T6">α</text:span>)= c*(Δf/fE)</text:p>
      <text:p text:style-name="P6">v<text:span text:style-name="T9">v</text:span> = (c*Δf / fE*2*cos(<text:span text:style-name="T6">α</text:span>)) </text:p>
      <text:p text:style-name="P6"/>
      <text:p text:style-name="P6">Les radars sont généralement calibrés pour prendre les vitesses lorsque le radar est orienté suivant un angle de 25° par rapport à l'axe de circulation des véhicules contrôlés. Cette notion est <text:soft-page-break/>importante car un petit écart à cette valeur peut entraîner des modifications significatives sur les valeurs de vitesse mesurées .</text:p>
      <text:p text:style-name="P6"/>
      <text:p text:style-name="P6">Par exemple : l'onde est émise à 15GHz, pour un angle de 25° ; on a toujours la célérité de l'onde électromagnétique de C= 299 792 458 m/s le décalage mesuré est de 2.72 10<text:span text:style-name="T16">6</text:span> Hz = 2.7 10<text:span text:style-name="T16">-6 </text:span>GHz.</text:p>
      <text:p text:style-name="P6">On trouve une vitesse de 108 km/h </text:p>
      <text:p text:style-name="P6">Si l'angle est modifié de 5° : on a désormais un angle de 30° avec l'axe de la route : On trouve une valeur de vitesse de 113 km/h ! </text:p>
      <text:p text:style-name="P3">Admettons la voiture roule sur une route limitée à 110 km/h ; il serait en infraction d'après le radar. → <text:s/>existence de norme en vigueur pour prendre en compte cette erreur.</text:p>
      <text:p text:style-name="P3"/>
      <text:p text:style-name="P3">Tr : ce principe est également utilisé dans le domaine médical</text:p>
      <text:p text:style-name="P2"/>
      <text:p text:style-name="P4"><text:span text:style-name="T4"><text:tab/>B) </text:span><text:span text:style-name="T3">L'échographie Doppler</text:span></text:p>
      <text:p text:style-name="P2"/>
      <text:p text:style-name="P2">Début dans les années 60 (freq utilisée = qq MHz → pas trop d'attenuation dans corps)</text:p>
      <text:p text:style-name="P2">L'échographie Doppler est très importante en médecine. Elle permet de mesurer la vitesse de circulation du sang et ainsi de détecter des anomalies (comme des problèmes de tension artérielle, des artères bouchées ou gonflées (anévrisme)).</text:p>
      <text:p text:style-name="P2"/>
      <text:p text:style-name="P2">Le principe est le même que pour le radar mais cette fois-ci avec des ultrasons :</text:p>
      <text:p text:style-name="P4"><text:span text:style-name="T4">On a un appareil (</text:span><text:span text:style-name="T5">cf diapo)</text:span><text:span text:style-name="T4"> qui émet des ultrasons qui seront ensuite réfléchies par les globules rouges et l'onde réfléchie est captée par le récepteur (même appareil qu'émetteur).</text:span></text:p>
      <text:p text:style-name="P2"/>
      <text:p text:style-name="P4"><text:span text:style-name="T4">On a donc toujours la formule : v</text:span><text:span text:style-name="T11">sang</text:span><text:span text:style-name="T4"> = (c*Δf / fE*2*cos(</text:span><text:span text:style-name="T7">α</text:span><text:span text:style-name="T4">)) <text:s text:c="3"/></text:span></text:p>
      <text:p text:style-name="P2">(avec toujours le facteur 2 car on a l'aller-retour)</text:p>
      <text:p text:style-name="P2"/>
      <text:p text:style-name="P2">Cependant, différences par rapport au radar : l'angle alpha n'est pas fixe et on doit le déterminer pendant l'examen (examen couplé avec échographie)</text:p>
      <text:p text:style-name="P2"/>
      <text:p text:style-name="P4"><text:span text:style-name="T4">Il existe 2 types d'échographie Doppler</text:span><text:span text:style-name="T5"> (cf diapo) :</text:span></text:p>
      <text:list xml:id="list1434849772" text:style-name="L7">
        <text:list-item>
          <text:p text:style-name="P17">continue (sonde est composé d'un émetteur et d'un récepteur) : permet de mesurer une gamme très large de vitesse</text:p>
        </text:list-item>
      </text:list>
      <text:list xml:id="list2305652597" text:style-name="L8">
        <text:list-item>
          <text:p text:style-name="P18">pulsée (sonde = alternativement émetteur et récepteur) : permet de savoir à quelle profondeur on sonde</text:p>
        </text:list-item>
      </text:list>
      <text:p text:style-name="P2"/>
      <text:p text:style-name="P2">Tr ; l'effet Doppler est aussi utilisé en astrophysique</text:p>
      <text:p text:style-name="P2"/>
      <text:p text:style-name="P4"><text:span text:style-name="T4"><text:tab/>(C) </text:span><text:span text:style-name="T3">L'effet Doppler Fizeau)</text:span></text:p>
      <text:p text:style-name="P8"/>
      <text:p text:style-name="P6">→ Apport de Fizeau en 1848 : l'effet Doppler se retrouve aussi pour la lumière</text:p>
      <text:p text:style-name="P6">→ c = <text:span text:style-name="T6">λ</text:span>f → si f augmente alors <text:span text:style-name="T6">λ</text:span><text:span text:style-name="T8"> </text:span>diminue (c est une constante)</text:p>
      <text:p text:style-name="P6"/>
      <text:p text:style-name="P6">→ Observation des raies du spectre d'émission :</text:p>
      <text:p text:style-name="P6">Les étoiles comme le soleil sont des sources de lumière → émettent des ondes électromagnétiques</text:p>
      <text:p text:style-name="P6">On peut observer des spectres d'absorption caractéristiques de composition chimique d'une étoile</text:p>
      <text:p text:style-name="P6">Vous le savez peut-être, mais les étoiles sont en mouvement les unes par rapport aux autres. En utilisant la différence de fréquence Δf, on peut savoir si une étoile s’éloigne ou se rapproche : L’expression de Δf change selon la situation (émetteur ou récepteur mobile ou fixe), mais elle dépend toujours de la vitesse de l’émetteur et du récepteur. </text:p>
      <text:p text:style-name="P6">Si l’on regarde par rapport à la Terre, ie. on considère la Terre fixe, et l’étoile mobile. On a alors la formule suivante pour la longueur d'onde (c’est ce qui est intéressant ici) : </text:p>
      <text:p text:style-name="P6"><text:soft-page-break/><draw:frame draw:style-name="fr1" draw:name="Objet1" text:anchor-type="as-char" svg:y="-0.619cm" svg:width="2.972cm" svg:height="0.998cm" draw:z-index="1"><draw:object xlink:href="./Object 1" xlink:type="simple" xlink:show="embed" xlink:actuate="onLoad"/><draw:image xlink:href="./ObjectReplacements/Object 1" xlink:type="simple" xlink:show="embed" xlink:actuate="onLoad"/><svg:desc>formule</svg:desc></draw:frame></text:p>
      <text:p text:style-name="P6">Si la source se rapproche (-), <text:span text:style-name="T6">λ</text:span> r&lt;<text:span text:style-name="T6">λe, λ augmente, décalage vers le bleu : blueshift</text:span></text:p>
      <text:p text:style-name="P6">Si l'étoile s'éloigne (+), <text:span text:style-name="T6">λ</text:span> diminue décalage vers le rouge = redshift</text:p>
      <text:p text:style-name="P6">slide</text:p>
      <text:p text:style-name="P3">Attention, on ne mesure que la vitesse par rapport à l'axe d'observation (= vitesse radiale)</text:p>
      <text:p text:style-name="P3"/>
      <text:p text:style-name="P6"><text:span text:style-name="T1">Conclusion</text:span> :</text:p>
      <text:p text:style-name="P6">Bilans avec les différents cas</text:p>
      <text:p text:style-name="P6">Applicable à toutes les ondes</text:p>
      <text:p text:style-name="P6">Ouverture : Application à la détection d'exoplanète .. (cf:leçon effet Doppler dans le supérieur) ;</text:p>
      <text:p text:style-name="P6">Il y a aussi d'autres phénomènes liés aux ondes que l'on peut voir dans la vie de tous les jours comme la diffraction → prochain cours.</text:p>
      <text:p text:style-name="P3"/>
      <text:p text:style-name="P3"/>
      <text:p text:style-name="P3"/>
      <text:p text:style-name="P3"/>
      <text:p text:style-name="P3"/>
      <text:p text:style-name="P9"><text:span text:style-name="T21">Questions :</text:span><text:span text:style-name="T20"> <text:line-break/>-OdG cson dans corps = 1540 m/s</text:span></text:p>
      <text:p text:style-name="P11">-Effet Doppler Fizeau permet aussi étude expansion univers</text:p>
      <text:p text:style-name="P11">-multiplieur + passe-bas = détection synchrone</text:p>
      <text:p text:style-name="P11">-Intensité sonore → savoir qq OdG sur seuil (seuil de risque 85 dB, 100dB = douleur, limite boite -nuit = 105 dB, salle classe bruyante 70 dB)</text:p>
      <text:p text:style-name="P11">-Echographie, adaptation d'impédances</text:p>
      <text:p text:style-name="P11">-si v = c → effet Doppler relativiste et formation cone de Mack à l'arriere ou les ondes se propagent</text:p>
      <text:p text:style-name="P11">Homogénéiser les notations</text:p>
      <text:p text:style-name="P11">-A quel moment utilise échographie Doppler ? seulement 1960 </text:p>
      <text:p text:style-name="P11">- Domaine de fréquence de l’audible pour l’humain ? 20Hz et 20kHz</text:p>
      <text:p text:style-name="P11">- Comment quantifier dangerosité d’un son ? Niveau sonore, salle de classe 70dB, seuil de risque 85dB, tir de revolver 160dB.</text:p>
      <text:p text:style-name="P11">- Pourquoi 41kHz ? fréquence de résonnance du piezzo-électrique</text:p>
      <text:p text:style-name="P11">- Domaine de variation de fréquence du GBF ? pas très grande, il faudrait changer le piezzoélectrique</text:p>
      <text:p text:style-name="P11">- Quel est traitement du signal utilisé ? multiplieur puis passe ba<text:span text:style-name="T27">s</text:span></text:p>
      <text:p text:style-name="P11"/>
      <text:p text:style-name="P12">*Pourquoi certaines raies ne sont pas décalées ? ça correspond à des raies qui ne bougent pas par rapport au récepteur = nous = des absorptions !! Comment quantifie-t-on la dangerosité d son ? Ordre de grandeur ? décibel, seuil de douleur = 120 dB = avion qui décolle Toujours la même fréquence émise pour un radar ? </text:p>
      <text:p text:style-name="P12">La vitesse de la lumière est toujours la même ? Elle dépend du milieu </text:p>
      <text:p text:style-name="P12">Doppler et Fizeau ont-ils travaillé en commun ? Non </text:p>
      <text:p text:style-name="P12">Autre application en astrophysique ? Comment on détecte les exoplanètes ? Critère de détection d exoplanètes ? Exoplanètes lourdes et proches de l étoile </text:p>
      <text:p text:style-name="P12">*Autre méthode avec la luminosité ? lorsque l exoplanète passe entre l étoile et la terre, luminosité diminue </text:p>
      <text:p text:style-name="P12">* Autre phénomène sur les ondes sonores si on va trop vite imagine.</text:p>
      <text:p text:style-name="P12">* se traduit par une différence de puissance sonore (quand le moto est proche on entend le son « plus fort »)</text:p>
      <text:p text:style-name="P12">_ Pourquoi l'amplitude du signal décroit lorsqu'on s'éloigne de l'émetteur ? (conservation de l'énergie sur une surface d'onde de plus en plus grande mais, attention, ce ne sont pas des surfaces sphériques car les piezo produisent plutôt des ondes planes + atténuation dans l'air) </text:p>
      <text:p text:style-name="P12"><text:soft-page-break/>_ Quelles autres applications du décalage Doppler en astrophysique ? (expension de l'Univers, détection d'exo-planètes) </text:p>
      <text:p text:style-name="P12">_ Doppler et Fizeau, amis, collègues, ennemis ? aucune idée ! </text:p>
      <text:p text:style-name="P12">_ Dans quel sens tourne le Soleil ? dans le même sens que la terre, et que toutes les planètes du système solaire (sauf Vénus !) c’est-à-dire dans le sens inverse des aiguilles d’une montre quand on regarde la planète depuis sont pôle nord </text:p>
      <text:p text:style-name="P12">_ L'hypothèse de vitesse de déplacement de l'objet faible devant celle de propagation de l'ondes est elle nécessaire à l'existence de l'effet Doppler ? (pas de DL si v de l'ordre de c, vitesse sub-sonique : pas d'effet Doppler, pas de pb pour les ondes EM) </text:p>
      <text:p text:style-name="P12">_ Pourquoi, lorsqu'une ambulance passe, on a l'impression que la fréquence varie ? (effet de l'angle et de l'intensité du son + Doppler)</text:p>
      <text:p text:style-name="P12">_ Quelle est la gamme des sons audibles ? 300 Hz – 30 000 Hz, au-delà = ultrasons , en dessous infrasons </text:p>
      <text:p text:style-name="P12">_ La vitesse de propagation d'une onde dans un milieu homogène isotrope est elle unique ? </text:p>
      <text:p text:style-name="P12">_ Avec quelle précision mesure-t-on la vitesse de l'objet avec un chronomètre ? temps de réaction humain : ( le temps de perçevoir le stimuli, de l’analyser, de prendre une décision, de réagir = mouvment ➔ 200 ms) </text:p>
      <text:p text:style-name="P12">_ Avec quelle précision mesure-t-on la fréquence avec une TF? voir l’écart avec latis pro </text:p>
      <text:p text:style-name="P12">_ QUelle est la différence fondamentale entre ondes sonores et ondes EM? EM pas besoin de milieu pour se propager </text:p>
      <text:p text:style-name="P12">_ Pourquoi mettre du gel pour une écho ? Adaptation d’impédance : le coefficient de réflexion des ondes ultrasonores sur l’interface air/tissu est très grande (R➔1) il y a réflexion totale donc on met un gel : pour que les ondes soient entièrement transmise il faut que les impédances des deux milieux soient voisines ! </text:p>
      <text:p text:style-name="P12">_ Pourquoi 5 MHz pour l'écho Doppler ? les ultrasons sont sans danger pour les tissus ! et indolore ! </text:p>
      <text:p text:style-name="P12">_ Comment connait-on la valeur de la célérité du son dans les tissus ? </text:p>
      <text:p text:style-name="P12">_ Pour les ondes EM, que se passe-t-il si l'objet a une vitesse proche de celle de la lumière ? (Doppler relativiste car le temps est dilaté) </text:p>
      <text:p text:style-name="P12">_ Quelle est la fréquence des ondes EM utilisées pour un radar ? radar autoroutier : longueur d’ondes centimétrique = entre 12 et 18 GHz </text:p>
      <text:p text:style-name="P12">_ Que signife RADAR? Radio Detection and Ranging _ Quelle est l'importance de la maitrise de l'orientation d'un radar ? on a un cos alpha qui rentre dans l’expression de la vitesse ! </text:p>
      <text:p text:style-name="P12">_ Qu'est ce que le LIDAR? (Light Detection and Ranging) = RADAR avec de la lumière/un laser </text:p>
      <text:p text:style-name="P12">_ De quelle théorie le décalage vers le rouge est-il un argument ? Expansion de l’univers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Grande" svg:font-family="'Lucida Grande', Verdana, Arial, Helvetica, sans-serif"/>
    <style:font-face style:name="OpenSymbol" svg:font-family="OpenSymbol"/>
    <style:font-face style:name="Verdana" svg:font-family="Verdana, Geneva, sans-serif"/>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énédicte Grebille</meta:initial-creator>
    <meta:creation-date>2020-04-15T13:57:16.68</meta:creation-date>
    <dc:date>2021-04-27T13:04:36.453000000</dc:date>
    <meta:editing-duration>PT6H49M14S</meta:editing-duration>
    <meta:editing-cycles>21</meta:editing-cycles>
    <meta:generator>LibreOffice/6.2.8.2$Windows_X86_64 LibreOffice_project/f82ddfca21ebc1e222a662a32b25c0c9d20169ee</meta:generator>
    <meta:document-statistic meta:table-count="0" meta:image-count="0" meta:object-count="2" meta:page-count="6" meta:paragraph-count="158" meta:word-count="2566" meta:character-count="15043" meta:non-whitespace-character-count="12569"/>
  </office:meta>
</office:document-meta>
</file>

<file path=Object 1/content.xml><?xml version="1.0" encoding="utf-8"?>
<math xmlns="http://www.w3.org/1998/Math/MathML">
  <semantics>
    <mrow>
      <mo stretchy="false">λ</mo>
      <mrow>
        <mi>r</mi>
        <mo stretchy="false">=</mo>
        <mo stretchy="false">λ</mo>
      </mrow>
      <mi>e</mi>
      <mrow>
        <mo stretchy="false">(</mo>
        <mrow>
          <mrow>
            <mn>1</mn>
            <mo stretchy="false">±</mo>
            <mfrac>
              <mrow>
                <mi mathvariant="italic">ve</mi>
              </mrow>
              <mrow>
                <mi>c</mi>
              </mrow>
            </mfrac>
          </mrow>
        </mrow>
        <mo stretchy="false">)</mo>
      </mrow>
    </mrow>
    <annotation encoding="StarMath 5.0">%lambda r = %lambda e (1+-{ve} over {c} )</annotation>
  </semantics>
</math>
</file>

<file path=Object 2/content.xml><?xml version="1.0" encoding="utf-8"?>
<math xmlns="http://www.w3.org/1998/Math/MathML">
  <semantics>
    <mrow>
      <msqrt>
        <mrow>
          <mrow>
            <msup>
              <mrow>
                <mo stretchy="false">(</mo>
                <mrow>
                  <mfrac>
                    <mrow>
                      <mo stretchy="false">Δ</mo>
                      <mi>a</mi>
                    </mrow>
                    <mrow>
                      <mi>a</mi>
                    </mrow>
                  </mfrac>
                </mrow>
                <mo stretchy="false">)</mo>
              </mrow>
              <mrow>
                <mn>2</mn>
              </mrow>
            </msup>
            <mo stretchy="false">+</mo>
            <msup>
              <mrow>
                <mo stretchy="false">(</mo>
                <mrow>
                  <mfrac>
                    <mrow>
                      <mo stretchy="false">Δ</mo>
                      <mi>f</mi>
                    </mrow>
                    <mrow>
                      <mi>f</mi>
                    </mrow>
                  </mfrac>
                </mrow>
                <mo stretchy="false">)</mo>
              </mrow>
              <mrow>
                <mn>2</mn>
              </mrow>
            </msup>
          </mrow>
        </mrow>
      </msqrt>
    </mrow>
    <annotation encoding="StarMath 5.0">sqrt{({%DELTA a} over {a}) ^{2}+({%DELTA f} over {f}) ^{2}} </annotation>
  </semantics>
</math>
</file>